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margin-top="0in" fo:margin-bottom="0.1965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ck-A-Roe</text:p>
      <text:p text:style-name="Preformatted_20_Text">Intro</text:p>
      <text:p text:style-name="Preformatted_20_Text">e---------------------------------------0----0----0--------</text:p>
      <text:p text:style-name="Preformatted_20_Text">B---------------------------------------1----1----1--------</text:p>
      <text:p text:style-name="Preformatted_20_Text">G------------------------2--------------2----2----2--------</text:p>
      <text:p text:style-name="Preformatted_20_Text">D--2-2-2-2-2-2-2-2-2-1-2---2-0-3--2-----2----2----2--------</text:p>
      <text:p text:style-name="Preformatted_20_Text">A------------------------------------0--0----0--0-0--------</text:p>
      <text:p text:style-name="Preformatted_20_Text">E------------------------------------------0----------------</text:p>
      <text:p text:style-name="Preformatted_20_Text"/>
      <text:p text:style-name="Preformatted_20_Text">e---------------0--0--0--0----------------------------------</text:p>
      <text:p text:style-name="Preformatted_20_Text">B---------------1---1---1----------------------------------</text:p>
      <text:p text:style-name="Preformatted_20_Text">G---------------2---2---2----------------------------------</text:p>
      <text:p text:style-name="Preformatted_20_Text">D--2-0----------2---2---2----------------------------------</text:p>
      <text:p text:style-name="Preformatted_20_Text">A-------3-2-0---0---0-0-0----------------------------------</text:p>
      <text:p text:style-name="Preformatted_20_Text">E-----------------0----------------------------------------</text:p>
      <text:p text:style-name="Preformatted_20_Text"/>
      <text:p text:style-name="Preformatted_20_Text">Am <text:s text:c="17"/>C <text:s text:c="25"/>E7</text:p>
      <text:p text:style-name="Preformatted_20_Text">There was a wealthy merchant, in London he did dwell,</text:p>
      <text:p text:style-name="Preformatted_20_Text"><text:s text:c="3"/>Am <text:s text:c="13"/>C <text:s text:c="12"/>F <text:s text:c="17"/>C</text:p>
      <text:p text:style-name="Preformatted_20_Text">He had a beautiful daughter, the truth to you we'll tell,</text:p>
      <text:p text:style-name="Preformatted_20_Text">Am <text:s text:c="5"/>E7 <text:s text:c="16"/>Am <text:s text:c="3"/>E7 <text:s/>Am</text:p>
      <text:p text:style-name="Preformatted_20_Text">Oh, the truth to you we'll tell.</text:p>
      <text:p text:style-name="Preformatted_20_Text"/>
      <text:p text:style-name="Preformatted_20_Text">She had sweethearts a plenty, and men of high degree</text:p>
      <text:p text:style-name="Preformatted_20_Text">But none but Jack the sailor, her true love ever be</text:p>
      <text:p text:style-name="Preformatted_20_Text">Oh her true love ever be</text:p>
      <text:p text:style-name="Preformatted_20_Text"/>
      <text:p text:style-name="Preformatted_20_Text">Jackie's gone a sailing, with trouble on his mind</text:p>
      <text:p text:style-name="Preformatted_20_Text">He's left his native country and his darling girl behind</text:p>
      <text:p text:style-name="Preformatted_20_Text">Oh his darling girl behind</text:p>
      <text:p text:style-name="Preformatted_20_Text"/>
      <text:p text:style-name="Preformatted_20_Text">She went down to a tailor shop and dressed in man's array</text:p>
      <text:p text:style-name="Preformatted_20_Text">She climbed on board a vessel to convey herself away</text:p>
      <text:p text:style-name="Preformatted_20_Text">Oh convey herself away</text:p>
      <text:p text:style-name="Preformatted_20_Text"/>
      <text:p text:style-name="Preformatted_20_Text">Before you get on board sir, your name we'd like to know</text:p>
      <text:p text:style-name="Preformatted_20_Text">She smiled on her countenance, they called me Jack-A-Roe</text:p>
      <text:p text:style-name="Preformatted_20_Text">Oh they called me Jack-A-Roe</text:p>
      <text:p text:style-name="Preformatted_20_Text"/>
      <text:p text:style-name="Preformatted_20_Text">I see your waist is slender, your fingers they are small</text:p>
      <text:p text:style-name="Preformatted_20_Text">Your cheeks too red and rosy to face the cannonball</text:p>
      <text:p text:style-name="Preformatted_20_Text">Oh to face the cannonball</text:p>
      <text:p text:style-name="Preformatted_20_Text"/>
      <text:p text:style-name="Preformatted_20_Text">I know my waist's too slender, my fingers they are small</text:p>
      <text:p text:style-name="Preformatted_20_Text">But it would not make me tremble to see ten thousand fall</text:p>
      <text:p text:style-name="Preformatted_20_Text">Oh to see ten thousand fall</text:p>
      <text:p text:style-name="Preformatted_20_Text"/>
      <text:p text:style-name="Preformatted_20_Text">The war soon being over she went and looked around</text:p>
      <text:p text:style-name="Preformatted_20_Text">Among the dead and wounded her darling boy she found</text:p>
      <text:p text:style-name="Preformatted_20_Text">Oh her darling boy she found</text:p>
      <text:p text:style-name="Preformatted_20_Text"/>
      <text:p text:style-name="Preformatted_20_Text">She picked him up on in her arms and carried him to the town</text:p>
      <text:p text:style-name="Preformatted_20_Text">She sent for a physician to quickly heal his wounds</text:p>
      <text:p text:style-name="Preformatted_20_Text">Oh to quickly heal his wounds</text:p>
      <text:p text:style-name="Preformatted_20_Text"/>
      <text:p text:style-name="Preformatted_20_Text">This couple they got married so well they did agree</text:p>
      <text:p text:style-name="Preformatted_20_Text">This couple they got married so why not you and me?</text:p>
      <text:p text:style-name="P2">Oh why not you and me? <text:s/>Oh why not you and m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15T12:34:04</meta:creation-date>
    <meta:document-statistic meta:table-count="0" meta:image-count="0" meta:object-count="0" meta:page-count="1" meta:paragraph-count="47" meta:word-count="340" meta:character-count="2227" meta:non-whitespace-character-count="1860"/>
    <dc:date>2012-01-15T12:35:01</dc:date>
    <meta:editing-duration>PT58S</meta:editing-duration>
    <meta:editing-cycles>1</meta:editing-cycles>
    <meta:generator>LibreOffice/3.4$Unix LibreOffice_project/340m1$Build-302</meta:generator>
  </office:meta>
</office:document-meta>
</file>